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Helvetica" svg:font-family="Helvetica, Arial, sans-serif"/>
    <style:font-face style:name="OpenSymbol" svg:font-family="OpenSymbol"/>
    <style:font-face style:name="PT Sans Narrow" svg:font-family="'PT Sans Narrow', Arial, sans-serif"/>
    <style:font-face style:name="arial" svg:font-family="arial, sans-serif"/>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200%"/>
      <style:text-properties fo:font-size="12pt" fo:font-style="normal"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line-height="200%"/>
      <style:text-properties fo:font-style="normal" fo:font-weight="normal" style:font-style-asian="normal" style:font-weight-asian="normal" style:font-style-complex="normal" style:font-weight-complex="normal"/>
    </style:style>
    <style:style style:name="P3" style:family="paragraph" style:parent-style-name="Standard">
      <style:paragraph-properties fo:line-height="200%"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line-height="200%">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5" style:family="paragraph" style:parent-style-name="Standard">
      <style:paragraph-properties fo:line-height="200%" fo:text-align="start"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margin-left="0.25in" fo:margin-right="0in" fo:line-height="200%" fo:text-indent="-0.25in" style:auto-text-indent="false">
        <style:tab-stops>
          <style:tab-stop style:position="1.25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200%">
        <style:tab-stops>
          <style:tab-stop style:position="-0.5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200%"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list-style-name="L1">
      <style:paragraph-properties fo:line-height="200%" fo:text-align="start" style:justify-single-word="false"/>
      <style:text-properties fo:font-style="normal" fo:font-weight="normal" style:font-style-asian="normal" style:font-weight-asian="normal" style:font-style-complex="normal" style:font-weight-complex="normal"/>
    </style:style>
    <style:style style:name="P10" style:family="paragraph" style:parent-style-name="Standard" style:list-style-name="L2">
      <style:paragraph-properties fo:line-height="200%" fo:text-align="start"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line-height="200%" fo:text-align="start" style:justify-single-word="false">
        <style:tab-stops>
          <style:tab-stop style:position="1.25in"/>
        </style:tab-stops>
      </style:paragraph-properties>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line-height="200%">
        <style:tab-stops>
          <style:tab-stop style:position="1.25in"/>
        </style:tab-stops>
      </style:paragraph-properties>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line-height="200%"/>
    </style:style>
    <style:style style:name="P14" style:family="paragraph" style:parent-style-name="Standard">
      <style:paragraph-properties fo:line-height="200%" fo:text-align="start" style:justify-single-word="false"/>
    </style:style>
    <style:style style:name="P15" style:family="paragraph" style:parent-style-name="Standard" style:list-style-name="L5">
      <style:paragraph-properties fo:line-height="200%" fo:text-align="start" style:justify-single-word="false"/>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tyle="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style-asian="normal"/>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style:font-weight-asian="normal"/>
    </style:style>
    <style:style style:name="T10" style:family="text">
      <style:text-properties style:font-style-complex="normal"/>
    </style:style>
    <style:style style:name="T11" style:family="text">
      <style:text-properties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evor Bramwell</text:p>
      <text:p text:style-name="P2">COMM218 – Interpersonal Communication</text:p>
      <text:p text:style-name="P2"/>
      <text:p text:style-name="P3">Strategic Action Plan to Increasing Bicycle Law Adherence on the Oregon State University Campus</text:p>
      <text:p text:style-name="P5"/>
      <text:p text:style-name="P5">OVERVIEW</text:p>
      <text:p text:style-name="P5">Bicyclists on Oregon State University campus have consistently show a lack of respect for traffic laws related to stop signs. This strategic action plan will be implemented through the use of a social campaign, and aims to increase the adherence of Rules of the Road (ORS811) by bicyclists on Oregon State University's campus. The intended<text:span text:style-name="T1"> audience is both cyclists and non-cyclists on the Oregon State University Campus. </text:span>This goal be accomplished in three ways:</text:p>
      <text:list xml:id="list208896081" text:style-name="L5">
        <text:list-item>
          <text:p text:style-name="P15"><text:span text:style-name="T4">Posting signs such as: “Breaking saves lives!” and “$130. The minimum fine for running this stop sign” [1].</text:span></text:p>
        </text:list-item>
        <text:list-item>
          <text:p text:style-name="P15"><text:span text:style-name="T4">Handing out buttons with sayings like: “I Break! Do you?” or “Share the road. Follow the law.”</text:span></text:p>
        </text:list-item>
        <text:list-item>
          <text:p text:style-name="P15"><text:span text:style-name="T4">Holding a public forum to discuss possible reforms to the bicycle law.</text:span></text:p>
        </text:list-item>
      </text:list>
      <text:p text:style-name="P14"><text:span text:style-name="T4"/></text:p>
      <text:p text:style-name="P5"><text:span text:style-name="T1">JUSTIFICATION</text:span></text:p>
      <text:p text:style-name="P5"><text:span text:style-name="T1">Bicyclists don't like stopping at stop signs on Oregon State University Campus. This is evident from</text:span></text:p>
      <text:p text:style-name="P5"><text:span text:style-name="T1">multiple articles in the Daily Barometer. The first article, </text:span><text:span text:style-name="T2">Bicyclists, skateboarders face citations and fines</text:span><text:span text:style-name="T1">, contained the following quote: “'One of the biggest things is (bicyclists) not stopping at stop signs,' said Steve Beaudoin, special campus public safety officer. 'I am not sure if they are aware of the state law. It is the same as a vehicle.'” The second article, </text:span><text:span text:style-name="T2">OSP to heavily regulate traffic laws on campus</text:span><text:span text:style-name="T1">, contained a similar quote: “'I've seen so many bicycles blow by the stop sign that's at the bottom of the hill between Snell Hall and Kerr,' Lanz said. 'It's so dangerous because, as a result of not heeding to the stop sign, I've seen cars squeal on their brakes and several pedestrians almost get hit.'”</text:span></text:p>
      <text:p text:style-name="P5"><text:soft-page-break/><text:span text:style-name="T1"/></text:p>
      <text:p text:style-name="P5"><text:span text:style-name="T1">This is the major barrier to change for cyclists. An article by Joel Fajans and Melanie Curry, titled </text:span><text:span text:style-name="T2">Why Bicyclists Hate Stop Signs, </text:span><text:span text:style-name="T1">explain this really well: “One way cyclists conserve their energy at stop signs is to slow down, but not stop. A cyclist who rolls through a stop at 5 mph needs 25 percent less energy to get back to 10 mph than does a cyclist who comes to a complete stop.”</text:span></text:p>
      <text:p text:style-name="P5"><text:span text:style-name="T1"/></text:p>
      <text:p text:style-name="P5"><text:span text:style-name="T1">Adrian Duyzer, </text:span><text:span text:style-name="T2">The 'Idaho Stop' and Why Some Cyclists Disobey Stop Signs,</text:span></text:p>
      <text:p text:style-name="P14">“But instead of pointing out each others' faults, we could take a reasonable approach and decide that if most citizens disobey a law and no appreciable harm results, it's time to reconsider it.”</text:p>
      <text:p text:style-name="P5"><text:span text:style-name="T1"/></text:p>
      <text:p text:style-name="P12"><text:span text:style-name="T1">Benefits to the community are saving money from not receiving tickets, and saving lives. This could also lead to a change in the law.</text:span></text:p>
      <text:p text:style-name="P11"/>
      <text:p text:style-name="P11">RELATION TO COMMUNICATION THEORY</text:p>
      <text:p text:style-name="P5">Social Influence concepts (Ch. 2, Alder):</text:p>
      <text:list xml:id="list17109436562" text:style-name="L1">
        <text:list-item>
          <text:p text:style-name="P9">prejudice – an unfairly biased and intolerant attitude towards an out-group – cyclists vs. non-cyclists</text:p>
        </text:list-item>
        <text:list-item>
          <text:p text:style-name="P9">out-group – a group you do not belong to</text:p>
        </text:list-item>
        <text:list-item>
          <text:p text:style-name="P9">in-group – a group you belong to</text:p>
        </text:list-item>
        <text:list-item>
          <text:p text:style-name="P9">intercultural communication between cyclists and non-cyclists</text:p>
        </text:list-item>
      </text:list>
      <text:p text:style-name="P5"/>
      <text:p text:style-name="P5">Related Communication Topics:</text:p>
      <text:list xml:id="list2019828492" text:style-name="L2">
        <text:list-item>
          <text:p text:style-name="P10">Impression formation theory – create impressions early, reluctant to let go of them.</text:p>
        </text:list-item>
        <text:list-item>
          <text:p text:style-name="P10">Attribution Theory – Attribute meaning to behavior. People see cyclist stop, think good law <text:soft-page-break/>abiding citizen.</text:p>
        </text:list-item>
        <text:list-item>
          <text:p text:style-name="P10">Nonverbal communication</text:p>
        </text:list-item>
      </text:list>
      <text:p text:style-name="P5"/>
      <text:p text:style-name="P5">FOOTNOTES</text:p>
      <text:p text:style-name="P11">[1] Infringement of ORS811.265 is a Class B violation, and according to the <text:span text:style-name="T8">2012 “SCHEDULE OF <text:s/></text:span></text:p>
      <text:p text:style-name="P11"><text:span text:style-name="T8"><text:s text:c="6"/>FINES” ON VIOLATIONS</text:span>, carries a minimum fine of $130.</text:p>
      <text:p text:style-name="P11"/>
      <text:p text:style-name="P14"><text:span text:style-name="T4">SOURCES</text:span></text:p>
      <text:p text:style-name="P14">Alexis Lanham. Bicyclists, skateboarders face citations and fines. Web. <text:tab/><text:span text:style-name="T4">&lt;http://www.dailybarometer.com/news/bicyclists-skateboarders-face-citations-and-fines-<text:tab/>1.2384424&gt;</text:span></text:p>
      <text:p text:style-name="P13">Lauren Sigel. OSP to heavily regulate traffic laws on campus. Web.</text:p>
      <text:p text:style-name="P13"><text:tab/>&lt;http://www.dailybarometer.com/news/osp-to-heavily-regulate-traffic-laws-on-campus-<text:tab/>1.2381641&gt;</text:p>
      <text:p text:style-name="P13">Adrian Duyzer. The 'Idaho Stop' and Why Some Cyclists Disobey Stop Signs. Web. <text:tab/>&lt;<text:span text:style-name="T4">http://raisethehammer.org/article/1502&gt;</text:span></text:p>
      <text:p text:style-name="P13">Joel Fajans, Melanie Curry. Why Bicyclists Hate Stop Signs. Print. <text:s text:c="2"/><text:tab/>&lt;http://www.sfbike.org/download/bike_law/why_bikes_hate_stops.pdf&gt;</text:p>
      <text:p text:style-name="Standard">Oregon Judicial Department. 2012 “SCHEDULE OF FINES” ON VIOLATIONS (SOF-12). Print.</text:p>
      <text:p text:style-name="P13"><text:tab/>&lt;http://courts.oregon.gov/Coos/docs/general_orders/misc/2012_violation_fine_schedule.pdf&gt;</text:p>
      <text:p text:style-name="P13">ORS811.265: <text:span text:style-name="T7">Driver failure to obey traffic control device; penal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Helvetica" svg:font-family="Helvetica, Arial, sans-serif"/>
    <style:font-face style:name="OpenSymbol" svg:font-family="OpenSymbol"/>
    <style:font-face style:name="PT Sans Narrow" svg:font-family="'PT Sans Narrow', Arial, sans-serif"/>
    <style:font-face style:name="arial" svg:font-family="arial, sans-serif"/>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Standard" style:next-style-name="Standard" style:default-outline-level="2" style:class="text">
      <style:paragraph-properties fo:keep-with-next="always"/>
      <style:text-properties style:text-underline-style="solid" style:text-underline-width="auto" style:text-underline-color="font-color"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Devanagari" style:font-size-complex="24pt" style:font-weight-complex="bold"/>
    </style:style>
    <style:style style:name="WW8Num2z0" style:family="text">
      <style:text-properties style:font-name="Symbol" fo:font-size="10pt" style:font-size-asian="10pt" style:font-name-complex="Symbol" style:font-size-complex="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31T00:53:02</meta:creation-date>
    <dc:date>2013-06-03T13:37:27</dc:date>
    <meta:editing-duration>PT1H36M41S</meta:editing-duration>
    <meta:editing-cycles>17</meta:editing-cycles>
    <meta:generator>LibreOffice/3.4$Unix LibreOffice_project/340m1$Build-502</meta:generator>
    <dc:creator>Trevor Bramwell</dc:creator>
    <meta:document-statistic meta:table-count="0" meta:image-count="0" meta:object-count="0" meta:page-count="3" meta:paragraph-count="37" meta:word-count="614" meta:character-count="4087" meta:non-whitespace-character-count="3502"/>
  </office:meta>
</office:document-meta>
</file>